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TableTag.setRowClasses( String rowCla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ableTag.setDir( String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ableTag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ableTag.setVar( String v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ableTag.setRows( String row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ableTag.setOnclick( String oncli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ableTag.setBorder( String b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ableTag.setFrame( String 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ableTag.setTitle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ableTag.setRules( String ru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ableTag.setWidth( String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ableTag.setStyle( String 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ableTag.setOnkeyup( String onkey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ableTag.setOnmouseover( String onmouseo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ableTag.getRender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ableTag.setStyleClass( String styl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ableTag.setOndblclick( String ondblcli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ableTag.setFooterClass( String footer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ableTag.setHeaderClass( String header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ableTag.setCellspacing( String cellspac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ableTag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ableTag.setOnmouseout( String onmous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ableTag.setColumnClasses( String columnCla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ableTag.setFirst( String fir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ableTag.get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ableTag.setOnkeypress( String onkeyp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ableTag.setOnmousedown( String onmoused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ableTag.setOnmouseup( String onmouse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ableTag.setBgcolor( String bg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ableTag.setOnmousemove( String onmousemo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ableTag.setSummary( String summa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ableTag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DataTableTag.setProperties( UIComponent compon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DataTableTag.setOnkeydown( String onkeyd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ableTag.setCellpadding( String cellpad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